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fo:border="0.0008in solid #000000"/>
    </style:style>
  </office:automatic-styles>
  <office:body>
    <office:spreadsheet>
      <table:content-validations>
        <table:content-validation table:name="val1" table:condition="of:cell-content-is-in-list(Criteria)" table:allow-empty-cell="false" table:display-list="unsorted" table:base-cell-address="Sheet1.C5">
          <table:error-message table:message-type="stop" table:title="Invalid value" table:display="true">
            <text:p>This value is not allowed.</text:p>
          </table:error-message>
        </table:content-validation>
        <table:content-validation table:name="val2" table:condition="of:cell-content-is-in-list([$Sheet1.$A$2:.$A$6])" table:allow-empty-cell="false" table:display-list="unsorted" table:base-cell-address="Sheet1.C7">
          <table:error-message table:message-type="stop" table:title="Invalid value" table:display="true">
            <text:p>This value is not allowed.</text:p>
          </table:error-message>
        </table:content-validation>
      </table:content-validations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Criteria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Enter Data (named range):</text:p>
          </table:table-cell>
        </table:table-row>
        <table:table-row table:style-name="ro1">
          <table:table-cell office:value-type="string">
            <text:p>E</text:p>
          </table:table-cell>
          <table:table-cell/>
          <table:table-cell table:style-name="ce2" table:content-validation-name="val1"/>
        </table:table-row>
        <table:table-row table:style-name="ro1">
          <table:table-cell table:number-columns-repeated="2"/>
          <table:table-cell office:value-type="string">
            <text:p>Enter Data (cell range):</text:p>
          </table:table-cell>
        </table:table-row>
        <table:table-row table:style-name="ro1">
          <table:table-cell table:number-columns-repeated="2"/>
          <table:table-cell table:style-name="ce2" table:content-validation-name="val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riteria" table:base-cell-address="$Sheet1.$A$1" table:cell-range-address="$Sheet1.$A$2: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方正宋体" svg:font-family="方正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lbany AMT" fo:language="en" fo:country="US" style:font-name-asian="Albany AMT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方正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10/21/2010</text:date>, <text:time>17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1T17:26:31</meta:creation-date>
    <dc:date>2010-10-21T17:33:44</dc:date>
    <meta:editing-duration>PT7M13S</meta:editing-duration>
    <meta:editing-cycles>7</meta:editing-cycles>
    <meta:generator>LibreOffice/3.3$Unix OpenOffice.org_project/330m10$Build-1</meta:generator>
    <meta:document-statistic meta:table-count="3" meta:cell-count="8" meta:object-count="0"/>
  </office:meta>
</office:document-meta>
</file>